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svg:stroke-color="#3465a4" draw:marker-end="Arrow" draw:textarea-vertical-align="middle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5cm" fo:min-width="0.5cm"/>
    </style:style>
    <style:style style:name="gr6" style:family="graphic" style:parent-style-name="standard" style:list-style-name="L1">
      <style:graphic-properties draw:fill-color="#f58220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8" style:family="graphic" style:parent-style-name="standard" style:list-style-name="L1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0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75cm" fo:min-width="0.5cm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1.501cm" fo:min-width="0cm"/>
    </style:style>
    <style:style style:name="gr17" style:family="graphic" style:parent-style-name="standard" style:list-style-name="L1">
      <style:graphic-properties draw:fill-color="#f58220" draw:textarea-horizontal-align="justify" draw:textarea-vertical-align="middle" draw:auto-grow-height="false" fo:min-height="0.75cm" fo:min-width="0.5cm"/>
    </style:style>
    <style:style style:name="gr18" style:family="graphic" style:parent-style-name="standard" style:list-style-name="L1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19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20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e181e"/>
    </style:style>
    <style:style style:name="P5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6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7" style:family="paragraph">
      <loext:graphic-properties draw:fill-color="#999999"/>
      <style:paragraph-properties fo:text-align="center"/>
      <style:text-properties style:font-name="Liberation Sans1" fo:font-size="10pt"/>
    </style:style>
    <style:style style:name="P8" style:family="paragraph">
      <loext:graphic-properties draw:fill-color="#999999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9" style:family="paragraph">
      <style:paragraph-properties fo:text-align="center"/>
      <style:text-properties style:font-name="Liberation Sans1" fo:font-size="10pt"/>
    </style:style>
    <style:style style:name="P10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1" style:family="paragraph">
      <loext:graphic-properties draw:fill-color="#729fcf"/>
      <style:paragraph-properties fo:text-align="center"/>
      <style:text-properties style:font-name="Liberation Sans1" fo:font-size="10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style:font-name="Liberation Sans1" fo:font-size="10pt" fo:font-weight="bold" style:font-weight-asian="bold" style:font-weight-complex="bold"/>
    </style:style>
    <style:style style:name="P14" style:family="paragraph">
      <loext:graphic-properties draw:fill-color="#729fcf"/>
      <style:paragraph-properties fo:text-align="center"/>
      <style:text-properties style:font-name="Liberation Sans1" fo:font-size="10pt" fo:font-weight="bold" style:font-weight-asian="bold" style:font-weight-complex="bold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ce181e"/>
    </style:style>
    <style:style style:name="T1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2" style:family="text">
      <style:text-properties fo:color="#ce181e"/>
    </style:style>
    <style:style style:name="T3" style:family="text">
      <style:text-properties style:font-name="Liberation Sans1" fo:font-size="10pt"/>
    </style:style>
    <style:style style:name="T4" style:family="text">
      <style:text-properties style:font-name="Liberation Sans1" fo:font-size="10pt" fo:font-weight="bold" style:font-weight-asian="bold" style:font-weight-complex="bold"/>
    </style:style>
    <style:style style:name="T5" style:family="text">
      <style:text-properties fo:color="#ce18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cm" svg:height="1cm" svg:x="2.977cm" svg:y="2.999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1.5cm" svg:y="1.999cm">
          <draw:text-box>
            <text:p text:style-name="P3"><text:span text:style-name="T2">buf_addr</text:span></text:p>
          </draw:text-box>
        </draw:frame>
        <draw:connector draw:style-name="gr3" draw:text-style-name="P3" draw:layer="layout" svg:x1="4.977cm" svg:y1="3.499cm" svg:x2="6.977cm" svg:y2="3.499cm" svg:d="M4977 3499h2000" svg:viewBox="0 0 2001 1">
          <text:p/>
        </draw:connector>
        <draw:connector draw:style-name="gr4" draw:text-style-name="P3" draw:layer="layout" svg:x1="4.977cm" svg:y1="3.499cm" svg:x2="6.977cm" svg:y2="3.499cm" svg:d="M4977 3499h2000" svg:viewBox="0 0 2001 1">
          <text:p/>
        </draw:connector>
        <draw:custom-shape draw:style-name="gr1" draw:text-style-name="P2" draw:layer="layout" svg:width="2cm" svg:height="1cm" svg:x="2.978cm" svg:y="3cm">
          <text:p text:style-name="P1"><text:span text:style-name="T1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978cm" svg:y1="3.5cm" svg:x2="6.978cm" svg:y2="3.5cm" svg:d="M4978 3500h2000" svg:viewBox="0 0 2001 1">
          <text:p/>
        </draw:connector>
        <draw:connector draw:style-name="gr4" draw:text-style-name="P3" draw:layer="layout" svg:x1="4.978cm" svg:y1="3.5cm" svg:x2="6.978cm" svg:y2="3.5cm" svg:d="M4978 3500h2000" svg:viewBox="0 0 2001 1">
          <text:p/>
        </draw:connector>
        <draw:custom-shape draw:style-name="gr5" draw:text-style-name="P5" draw:layer="layout" svg:width="1cm" svg:height="1cm" svg:x="9cm" svg:y="8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8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1cm" svg:y="8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8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8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8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8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6cm" svg:y="8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7cm" svg:y="8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8cm" svg:y="8cm">
          <text:p text:style-name="P3"><text:span text:style-name="T3">‘</text:span><text:span text:style-name="T3">a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8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8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001cm" svg:y="8.001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001cm" svg:y="8.001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1.001cm" svg:y="8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001cm" svg:y="8.001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3.001cm" svg:y="8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4.001cm" svg:y="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5.001cm" svg:y="8.001cm">
          <text:p text:style-name="P3"><text:span text:style-name="T3">‘</text:span><text:span text:style-name="T3">i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9.001cm" svg:y="8.001cm">
          <text:p text:style-name="P3"><text:span text:style-name="T3">‘</text:span><text:span text:style-name="T3">2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0.001cm" svg:y="8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001cm" svg:y="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001cm" svg:y="8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.999cm" svg:y="2.999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.999cm" svg:y="2.999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10.999cm" svg:y="2.999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1.999cm" svg:y="2.999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.999cm" svg:y="2.999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.999cm" svg:y="2.999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.999cm" svg:y="2.999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.999cm" svg:y="2.999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6.999cm" svg:y="2.999cm">
          <text:p text:style-name="P12"><text:span text:style-name="T4">?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cm" svg:height="1cm" svg:x="17.999cm" svg:y="2.999cm">
          <text:p text:style-name="P12"><text:span text:style-name="T4">?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.999cm" svg:y="2.999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.999cm" svg:y="2.999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cm" svg:y="3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0cm" svg:y="3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1cm" svg:x="11cm" svg:y="3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cm" svg:y="3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cm" svg:y="3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4cm" svg:y="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cm" svg:y="3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9cm" svg:y="3cm">
          <text:p text:style-name="P12"><text:span text:style-name="T4">?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20cm" svg:y="3cm">
          <text:p text:style-name="P12"><text:span text:style-name="T4">?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3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cm" svg:x="22cm" svg:y="8cm">
          <text:p text:style-name="P3"><text:span text:style-name="T3">Disc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cm" svg:height="1cm" svg:x="22cm" svg:y="2.999cm">
          <text:p text:style-name="P3"><text:span text:style-name="T3">Memoria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1cm" svg:height="1cm" svg:x="7cm" svg:y="1.999cm">
          <draw:text-box>
            <text:p text:style-name="P3"><text:span text:style-name="T5">0</text:span></text:p>
          </draw:text-box>
        </draw:frame>
        <draw:frame draw:style-name="gr15" draw:text-style-name="P4" draw:layer="layout" svg:width="1.1cm" svg:height="1cm" svg:x="7cm" svg:y="9cm">
          <draw:text-box>
            <text:p text:style-name="P3"><text:span text:style-name="T5">0</text:span></text:p>
          </draw:text-box>
        </draw:frame>
        <draw:frame draw:style-name="gr15" draw:text-style-name="P4" draw:layer="layout" svg:width="1.1cm" svg:height="1cm" svg:x="20cm" svg:y="9cm">
          <draw:text-box>
            <text:p text:style-name="P3"><text:span text:style-name="T5">13</text:span></text:p>
          </draw:text-box>
        </draw:frame>
        <draw:custom-shape draw:style-name="gr16" draw:text-style-name="P15" draw:layer="layout" svg:width="0.9cm" svg:height="2cm" svg:x="13.6cm" svg:y="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7" draw:layer="layout" svg:width="10cm" svg:height="1cm" svg:x="15cm" svg:y="5.5cm">
          <draw:text-box>
            <text:p text:style-name="P16"><text:span text:style-name="T2"><text:s/></text:span><text:span text:style-name="T2">10 = read(fd, buf, 14)</text:span></text:p>
          </draw:text-box>
        </draw:frame>
        <draw:frame draw:style-name="gr15" draw:text-style-name="P4" draw:layer="layout" svg:width="1.1cm" svg:height="1cm" svg:x="20cm" svg:y="2cm">
          <draw:text-box>
            <text:p text:style-name="P3"><text:span text:style-name="T5">13</text:span></text:p>
          </draw:text-box>
        </draw:frame>
        <draw:custom-shape draw:style-name="gr1" draw:text-style-name="P2" draw:layer="layout" svg:width="2cm" svg:height="1cm" svg:x="2.977cm" svg:y="13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977cm" svg:y1="13.5cm" svg:x2="6.977cm" svg:y2="13.5cm" svg:d="M4977 13500h2000" svg:viewBox="0 0 2001 1">
          <text:p/>
        </draw:connector>
        <draw:connector draw:style-name="gr4" draw:text-style-name="P3" draw:layer="layout" svg:x1="4.977cm" svg:y1="13.5cm" svg:x2="6.977cm" svg:y2="13.5cm" svg:d="M4977 13500h2000" svg:viewBox="0 0 2001 1">
          <text:p/>
        </draw:connector>
        <draw:custom-shape draw:style-name="gr1" draw:text-style-name="P2" draw:layer="layout" svg:width="2cm" svg:height="1cm" svg:x="2.978cm" svg:y="13.001cm">
          <text:p text:style-name="P1"><text:span text:style-name="T1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978cm" svg:y1="13.501cm" svg:x2="6.978cm" svg:y2="13.501cm" svg:d="M4978 13501h2000" svg:viewBox="0 0 2001 1">
          <text:p/>
        </draw:connector>
        <draw:connector draw:style-name="gr4" draw:text-style-name="P3" draw:layer="layout" svg:x1="4.978cm" svg:y1="13.501cm" svg:x2="6.978cm" svg:y2="13.501cm" svg:d="M4978 13501h2000" svg:viewBox="0 0 2001 1">
          <text:p/>
        </draw:connector>
        <draw:custom-shape draw:style-name="gr5" draw:text-style-name="P5" draw:layer="layout" svg:width="1cm" svg:height="1cm" svg:x="9cm" svg:y="18.001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18.001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1cm" svg:y="18.001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18.001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18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18.001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18.001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6cm" svg:y="18.001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7cm" svg:y="18.001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8cm" svg:y="18.001cm">
          <text:p text:style-name="P3"><text:span text:style-name="T3">‘</text:span><text:span text:style-name="T3">a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18.001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18.001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001cm" svg:y="18.002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001cm" svg:y="18.002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cm" svg:height="1cm" svg:x="11.001cm" svg:y="18.002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001cm" svg:y="18.002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3.001cm" svg:y="18.002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4.001cm" svg:y="18.002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5.001cm" svg:y="18.002cm">
          <text:p text:style-name="P3"><text:span text:style-name="T3">‘</text:span><text:span text:style-name="T3">i‘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9.001cm" svg:y="18.002cm">
          <text:p text:style-name="P3"><text:span text:style-name="T3">‘</text:span><text:span text:style-name="T3">2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0.001cm" svg:y="18.002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001cm" svg:y="18.002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001cm" svg:y="18.002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.999cm" svg:y="13cm">
          <text:p text:style-name="P3"><text:span text:style-name="T3">‘ 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.999cm" svg:y="13cm">
          <text:p text:style-name="P3"><text:span text:style-name="T3">‘</text:span><text:span text:style-name="T3">-’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cm" svg:height="1cm" svg:x="10.999cm" svg:y="13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1.999cm" svg:y="13cm">
          <text:p text:style-name="P3"><text:span text:style-name="T3">‘</text:span><text:span text:style-name="T3">;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.999cm" svg:y="13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.999cm" svg:y="13cm">
          <text:p text:style-name="P3"><text:span text:style-name="T3">‘</text:span><text:span text:style-name="T3">s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4.999cm" svg:y="13cm">
          <text:p text:style-name="P3"><text:span text:style-name="T3">‘ ‘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.999cm" svg:y="13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6.999cm" svg:y="13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7.999cm" svg:y="13cm">
          <text:p text:style-name="P3"><text:span text:style-name="T3">‘</text:span><text:span text:style-name="T3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.999cm" svg:y="13cm">
          <text:p text:style-name="P3"><text:span text:style-name="T3">‘</text:span><text:span text:style-name="T3">d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.999cm" svg:y="13cm">
          <text:p text:style-name="P3"><text:span text:style-name="T3">‘</text:span><text:span text:style-name="T3">f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9cm" svg:y="13.001cm">
          <text:p text:style-name="P3"><text:span text:style-name="T3">‘</text:span><text:span text:style-name="T3">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0cm" svg:y="13.001cm">
          <text:p text:style-name="P3"><text:span text:style-name="T3">‘</text:span><text:span text:style-name="T3">e’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cm" svg:height="1cm" svg:x="11cm" svg:y="13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2cm" svg:y="13.001cm">
          <text:p text:style-name="P3"><text:span text:style-name="T3">‘</text:span><text:span text:style-name="T3">1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3cm" svg:y="13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4cm" svg:y="13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5cm" svg:y="13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9cm" svg:y="13.001cm">
          <text:p text:style-name="P3"><text:span text:style-name="T3">‘</text:span><text:span text:style-name="T3">2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20cm" svg:y="13.001cm">
          <text:p text:style-name="P3"><text:span text:style-name="T3">‘</text:span><text:span text:style-name="T3">\n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13.001cm">
          <text:p text:style-name="P3"><text:span text:style-name="T3">‘</text:span><text:span text:style-name="T3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13.001cm">
          <text:p text:style-name="P3"><text:span text:style-name="T3">‘</text:span><text:span text:style-name="T3">i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cm" svg:x="22cm" svg:y="18.001cm">
          <text:p text:style-name="P3"><text:span text:style-name="T3">Disc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cm" svg:height="1cm" svg:x="22cm" svg:y="13cm">
          <text:p text:style-name="P3"><text:span text:style-name="T3">Memoria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1cm" svg:height="1cm" svg:x="7cm" svg:y="12cm">
          <draw:text-box>
            <text:p text:style-name="P3"><text:span text:style-name="T5">0</text:span></text:p>
          </draw:text-box>
        </draw:frame>
        <draw:frame draw:style-name="gr15" draw:text-style-name="P4" draw:layer="layout" svg:width="1.1cm" svg:height="1cm" svg:x="7cm" svg:y="19.001cm">
          <draw:text-box>
            <text:p text:style-name="P3"><text:span text:style-name="T5">0</text:span></text:p>
          </draw:text-box>
        </draw:frame>
        <draw:frame draw:style-name="gr15" draw:text-style-name="P4" draw:layer="layout" svg:width="1.1cm" svg:height="1cm" svg:x="20cm" svg:y="19.001cm">
          <draw:text-box>
            <text:p text:style-name="P3"><text:span text:style-name="T5">13</text:span></text:p>
          </draw:text-box>
        </draw:frame>
        <draw:custom-shape draw:style-name="gr16" draw:text-style-name="P15" draw:layer="layout" svg:width="0.9cm" svg:height="2cm" svg:x="13.6cm" svg:y="15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7" draw:layer="layout" svg:width="10cm" svg:height="1cm" svg:x="15cm" svg:y="15.501cm">
          <draw:text-box>
            <text:p text:style-name="P16"><text:span text:style-name="T2"><text:s text:c="3"/></text:span><text:span text:style-name="T2">4 = read(fd, buf+10, 14-10)</text:span></text:p>
          </draw:text-box>
        </draw:frame>
        <draw:frame draw:style-name="gr15" draw:text-style-name="P4" draw:layer="layout" svg:width="1.1cm" svg:height="1cm" svg:x="20cm" svg:y="12.001cm">
          <draw:text-box>
            <text:p text:style-name="P3"><text:span text:style-name="T5">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3H5M52S</meta:editing-duration>
    <meta:editing-cycles>57</meta:editing-cycles>
    <meta:generator>LibreOffice/6.0.7.3$Linux_X86_64 LibreOffice_project/00m0$Build-3</meta:generator>
    <dc:title>depurame</dc:title>
    <dc:date>2020-10-04T21:05:52.169416419</dc:date>
    <meta:document-statistic meta:object-count="121"/>
  </office:meta>
</office:document-meta>
</file>